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5.08cm"/>
    </style:style>
    <style:style style:name="co12" style:family="table-column">
      <style:table-column-properties fo:break-before="auto" style:column-width="6.19125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i_(SHA51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hashlib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22408461570739699" table:style-name="ce2">
            <text:p>0,224084616</text:p>
          </table:table-cell>
          <table:table-cell office:value-type="float" office:value="0.109072208404541" table:style-name="ce2">
            <text:p>0,109072208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22345423698425201" table:style-name="ce2">
            <text:p>0,223454237</text:p>
          </table:table-cell>
          <table:table-cell office:value-type="float" office:value="0.108082294464111" table:style-name="ce2">
            <text:p>0,108082294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2399854660034099" table:style-name="ce2">
            <text:p>0,223998547</text:p>
          </table:table-cell>
          <table:table-cell office:value-type="float" office:value="0.10868215560913" table:style-name="ce2">
            <text:p>0,108682156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22299981117248499" table:style-name="ce2">
            <text:p>0,222999811</text:p>
          </table:table-cell>
          <table:table-cell office:value-type="float" office:value="0.10799980163574199" table:style-name="ce2">
            <text:p>0,107999802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2299981117248499" table:style-name="ce2">
            <text:p>0,222999811</text:p>
          </table:table-cell>
          <table:table-cell office:value-type="float" office:value="0.108000040054321" table:style-name="ce2">
            <text:p>0,10800004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22299861907958901" table:style-name="ce2">
            <text:p>0,222998619</text:p>
          </table:table-cell>
          <table:table-cell office:value-type="float" office:value="0.10799908638000399" table:style-name="ce2">
            <text:p>0,107999086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2299981117248499" table:style-name="ce2">
            <text:p>0,222999811</text:p>
          </table:table-cell>
          <table:table-cell office:value-type="float" office:value="0.108980417251586" table:style-name="ce2">
            <text:p>0,108980417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22305536270141599" table:style-name="ce2">
            <text:p>0,223055363</text:p>
          </table:table-cell>
          <table:table-cell office:value-type="float" office:value="0.108000040054321" table:style-name="ce2">
            <text:p>0,10800004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382545471191401" table:style-name="ce2">
            <text:p>0,223825455</text:p>
          </table:table-cell>
          <table:table-cell office:value-type="float" office:value="0.108030796051025" table:style-name="ce2">
            <text:p>0,108030796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22405552864074699" table:style-name="ce2">
            <text:p>0,224055529</text:p>
          </table:table-cell>
          <table:table-cell office:value-type="float" office:value="0.10799980163574199" table:style-name="ce2">
            <text:p>0,107999802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222944021224975" table:style-name="ce2">
            <text:p>0,222944021</text:p>
          </table:table-cell>
          <table:table-cell office:value-type="float" office:value="0.10863304138183499" table:style-name="ce2">
            <text:p>0,108633041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222999572753906" table:style-name="ce2">
            <text:p>0,222999573</text:p>
          </table:table-cell>
          <table:table-cell office:value-type="float" office:value="0.111000537872314" table:style-name="ce2">
            <text:p>0,111000538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22400021553039501" table:style-name="ce2">
            <text:p>0,224000216</text:p>
          </table:table-cell>
          <table:table-cell office:value-type="float" office:value="0.10799980163574199" table:style-name="ce2">
            <text:p>0,107999802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22269821166992099" table:style-name="ce2">
            <text:p>0,222698212</text:p>
          </table:table-cell>
          <table:table-cell office:value-type="float" office:value="0.10800051689147901" table:style-name="ce2">
            <text:p>0,108000517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22400164604187001" table:style-name="ce2">
            <text:p>0,224001646</text:p>
          </table:table-cell>
          <table:table-cell office:value-type="float" office:value="0.107997894287109" table:style-name="ce2">
            <text:p>0,107997894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22299909591674799" table:style-name="ce2">
            <text:p>0,222999096</text:p>
          </table:table-cell>
          <table:table-cell office:value-type="float" office:value="0.108000040054321" table:style-name="ce2">
            <text:p>0,10800004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22268414497375399" table:style-name="ce2">
            <text:p>0,222684145</text:p>
          </table:table-cell>
          <table:table-cell office:value-type="float" office:value="0.108000040054321" table:style-name="ce2">
            <text:p>0,10800004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22399926185607899" table:style-name="ce2">
            <text:p>0,223999262</text:p>
          </table:table-cell>
          <table:table-cell office:value-type="float" office:value="0.10800051689147901" table:style-name="ce2">
            <text:p>0,108000517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22300004959106401" table:style-name="ce2">
            <text:p>0,22300005</text:p>
          </table:table-cell>
          <table:table-cell office:value-type="float" office:value="0.10800051689147901" table:style-name="ce2">
            <text:p>0,108000517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223000288009643" table:style-name="ce2">
            <text:p>0,223000288</text:p>
          </table:table-cell>
          <table:table-cell office:value-type="float" office:value="0.10899996757507301" table:style-name="ce2">
            <text:p>0,108999968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223000288009643" table:style-name="ce2">
            <text:p>0,223000288</text:p>
          </table:table-cell>
          <table:table-cell office:value-type="float" office:value="0.108000040054321" table:style-name="ce2">
            <text:p>0,10800004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222998857498168" table:style-name="ce2">
            <text:p>0,222998857</text:p>
          </table:table-cell>
          <table:table-cell office:value-type="float" office:value="0.108999013900756" table:style-name="ce2">
            <text:p>0,108999014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22300004959106401" table:style-name="ce2">
            <text:p>0,22300005</text:p>
          </table:table-cell>
          <table:table-cell office:value-type="float" office:value="0.108999729156494" table:style-name="ce2">
            <text:p>0,108999729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222999572753906" table:style-name="ce2">
            <text:p>0,222999573</text:p>
          </table:table-cell>
          <table:table-cell office:value-type="float" office:value="0.109001874923706" table:style-name="ce2">
            <text:p>0,109001875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225738525390625" table:style-name="ce2">
            <text:p>0,225738525</text:p>
          </table:table-cell>
          <table:table-cell office:value-type="float" office:value="0.109999895095825" table:style-name="ce2">
            <text:p>0,109999895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22266960144042899" table:style-name="ce2">
            <text:p>0,222669601</text:p>
          </table:table-cell>
          <table:table-cell office:value-type="float" office:value="0.109000444412231" table:style-name="ce2">
            <text:p>0,109000444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22400140762329099" table:style-name="ce2">
            <text:p>0,224001408</text:p>
          </table:table-cell>
          <table:table-cell office:value-type="float" office:value="0.107998609542846" table:style-name="ce2">
            <text:p>0,10799861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22499966621398901" table:style-name="ce2">
            <text:p>0,224999666</text:p>
          </table:table-cell>
          <table:table-cell office:value-type="float" office:value="0.1090087890625" table:style-name="ce2">
            <text:p>0,109008789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222602128982543" table:style-name="ce2">
            <text:p>0,222602129</text:p>
          </table:table-cell>
          <table:table-cell office:value-type="float" office:value="0.107999324798583" table:style-name="ce2">
            <text:p>0,107999325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22400236129760701" table:style-name="ce2">
            <text:p>0,224002361</text:p>
          </table:table-cell>
          <table:table-cell office:value-type="float" office:value="0.10881233215331999" table:style-name="ce2">
            <text:p>0,108812332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22338628768920801" table:style-name="ce2">
            <text:p>0,223386288</text:p>
          </table:table-cell>
          <table:table-cell office:value-type="float" office:value="0.10907936096191399" table:style-name="ce2">
            <text:p>0,109079361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222999572753906" table:style-name="ce2">
            <text:p>0,222999573</text:p>
          </table:table-cell>
          <table:table-cell office:value-type="float" office:value="0.109000205993652" table:style-name="ce2">
            <text:p>0,109000206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22399711608886699" table:style-name="ce2">
            <text:p>0,223997116</text:p>
          </table:table-cell>
          <table:table-cell office:value-type="float" office:value="0.10899996757507301" table:style-name="ce2">
            <text:p>0,108999968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224000453948974" table:style-name="ce2">
            <text:p>0,224000454</text:p>
          </table:table-cell>
          <table:table-cell office:value-type="float" office:value="0.10776019096374501" table:style-name="ce2">
            <text:p>0,107760191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22324538230895899" table:style-name="ce2">
            <text:p>0,223245382</text:p>
          </table:table-cell>
          <table:table-cell office:value-type="float" office:value="0.10809516906738199" table:style-name="ce2">
            <text:p>0,108095169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224999189376831" table:style-name="ce2">
            <text:p>0,224999189</text:p>
          </table:table-cell>
          <table:table-cell office:value-type="float" office:value="0.109000444412231" table:style-name="ce2">
            <text:p>0,109000444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22289085388183499" table:style-name="ce2">
            <text:p>0,222890854</text:p>
          </table:table-cell>
          <table:table-cell office:value-type="float" office:value="0.108016967773437" table:style-name="ce2">
            <text:p>0,108016968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22400021553039501" table:style-name="ce2">
            <text:p>0,224000216</text:p>
          </table:table-cell>
          <table:table-cell office:value-type="float" office:value="0.108577489852905" table:style-name="ce2">
            <text:p>0,10857749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22298789024353" table:style-name="ce2">
            <text:p>0,22298789</text:p>
          </table:table-cell>
          <table:table-cell office:value-type="float" office:value="0.109000444412231" table:style-name="ce2">
            <text:p>0,109000444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22314953804016099" table:style-name="ce2">
            <text:p>0,223149538</text:p>
          </table:table-cell>
          <table:table-cell office:value-type="float" office:value="0.108001470565795" table:style-name="ce2">
            <text:p>0,108001471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22438311576843201" table:style-name="ce2">
            <text:p>0,224383116</text:p>
          </table:table-cell>
          <table:table-cell office:value-type="float" office:value="0.108000755310058" table:style-name="ce2">
            <text:p>0,108000755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223008632659912" table:style-name="ce2">
            <text:p>0,223008633</text:p>
          </table:table-cell>
          <table:table-cell office:value-type="float" office:value="0.109142065048217" table:style-name="ce2">
            <text:p>0,109142065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224001169204711" table:style-name="ce2">
            <text:p>0,224001169</text:p>
          </table:table-cell>
          <table:table-cell office:value-type="float" office:value="0.10799908638000399" table:style-name="ce2">
            <text:p>0,107999086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22367811203002899" table:style-name="ce2">
            <text:p>0,223678112</text:p>
          </table:table-cell>
          <table:table-cell office:value-type="float" office:value="0.1080002784729" table:style-name="ce2">
            <text:p>0,108000278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223000288009643" table:style-name="ce2">
            <text:p>0,223000288</text:p>
          </table:table-cell>
          <table:table-cell office:value-type="float" office:value="0.109000205993652" table:style-name="ce2">
            <text:p>0,109000206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22299981117248499" table:style-name="ce2">
            <text:p>0,222999811</text:p>
          </table:table-cell>
          <table:table-cell office:value-type="float" office:value="0.10899996757507301" table:style-name="ce2">
            <text:p>0,108999968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223000288009643" table:style-name="ce2">
            <text:p>0,223000288</text:p>
          </table:table-cell>
          <table:table-cell office:value-type="float" office:value="0.10899996757507301" table:style-name="ce2">
            <text:p>0,108999968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22392296791076599" table:style-name="ce2">
            <text:p>0,223922968</text:p>
          </table:table-cell>
          <table:table-cell office:value-type="float" office:value="0.109000205993652" table:style-name="ce2">
            <text:p>0,109000206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22399878501892001" table:style-name="ce2">
            <text:p>0,223998785</text:p>
          </table:table-cell>
          <table:table-cell office:value-type="float" office:value="0.108998298645019" table:style-name="ce2">
            <text:p>0,108998299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22300004959106401" table:style-name="ce2">
            <text:p>0,22300005</text:p>
          </table:table-cell>
          <table:table-cell office:value-type="float" office:value="0.108999490737915" table:style-name="ce2">
            <text:p>0,108999491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22299909591674799" table:style-name="ce2">
            <text:p>0,222999096</text:p>
          </table:table-cell>
          <table:table-cell office:value-type="float" office:value="0.108999490737915" table:style-name="ce2">
            <text:p>0,108999491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22377943992614699" table:style-name="ce2">
            <text:p>0,22377944</text:p>
          </table:table-cell>
          <table:table-cell office:value-type="float" office:value="0.108000040054321" table:style-name="ce2">
            <text:p>0,10800004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22300004959106401" table:style-name="ce2">
            <text:p>0,22300005</text:p>
          </table:table-cell>
          <table:table-cell office:value-type="float" office:value="0.109000444412231" table:style-name="ce2">
            <text:p>0,109000444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22299981117248499" table:style-name="ce2">
            <text:p>0,222999811</text:p>
          </table:table-cell>
          <table:table-cell office:value-type="float" office:value="0.108999729156494" table:style-name="ce2">
            <text:p>0,10899972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22300100326538" table:style-name="ce2">
            <text:p>0,223001003</text:p>
          </table:table-cell>
          <table:table-cell office:value-type="float" office:value="0.109000205993652" table:style-name="ce2">
            <text:p>0,109000206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223813772201538" table:style-name="ce2">
            <text:p>0,223813772</text:p>
          </table:table-cell>
          <table:table-cell office:value-type="float" office:value="0.10799980163574199" table:style-name="ce2">
            <text:p>0,107999802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22300076484680101" table:style-name="ce2">
            <text:p>0,223000765</text:p>
          </table:table-cell>
          <table:table-cell office:value-type="float" office:value="0.109000444412231" table:style-name="ce2">
            <text:p>0,109000444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22500038146972601" table:style-name="ce2">
            <text:p>0,225000381</text:p>
          </table:table-cell>
          <table:table-cell office:value-type="float" office:value="0.108999013900756" table:style-name="ce2">
            <text:p>0,108999014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22400474548339799" table:style-name="ce2">
            <text:p>0,224004745</text:p>
          </table:table-cell>
          <table:table-cell office:value-type="float" office:value="0.109994649887084" table:style-name="ce2">
            <text:p>0,10999465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224810600280761" table:style-name="ce2">
            <text:p>0,2248106</text:p>
          </table:table-cell>
          <table:table-cell office:value-type="float" office:value="0.10900235176086399" table:style-name="ce2">
            <text:p>0,109002352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227043151855468" table:style-name="ce2">
            <text:p>0,227043152</text:p>
          </table:table-cell>
          <table:table-cell office:value-type="float" office:value="0.109657764434814" table:style-name="ce2">
            <text:p>0,109657764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224996328353881" table:style-name="ce2">
            <text:p>0,224996328</text:p>
          </table:table-cell>
          <table:table-cell office:value-type="float" office:value="0.11000013351440401" table:style-name="ce2">
            <text:p>0,110000134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230997323989868" table:style-name="ce2">
            <text:p>0,230997324</text:p>
          </table:table-cell>
          <table:table-cell office:value-type="float" office:value="0.11299729347229" table:style-name="ce2">
            <text:p>0,112997293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225090026855468" table:style-name="ce2">
            <text:p>0,225090027</text:p>
          </table:table-cell>
          <table:table-cell office:value-type="float" office:value="0.10900068283081001" table:style-name="ce2">
            <text:p>0,109000683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22499895095825101" table:style-name="ce2">
            <text:p>0,224998951</text:p>
          </table:table-cell>
          <table:table-cell office:value-type="float" office:value="0.109001159667968" table:style-name="ce2">
            <text:p>0,10900116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22399926185607899" table:style-name="ce2">
            <text:p>0,223999262</text:p>
          </table:table-cell>
          <table:table-cell office:value-type="float" office:value="0.10900449752807601" table:style-name="ce2">
            <text:p>0,109004498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22421908378600999" table:style-name="ce2">
            <text:p>0,224219084</text:p>
          </table:table-cell>
          <table:table-cell office:value-type="float" office:value="0.10899925231933499" table:style-name="ce2">
            <text:p>0,108999252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222994804382324" table:style-name="ce2">
            <text:p>0,222994804</text:p>
          </table:table-cell>
          <table:table-cell office:value-type="float" office:value="0.10900068283081001" table:style-name="ce2">
            <text:p>0,109000683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22399735450744601" table:style-name="ce2">
            <text:p>0,223997355</text:p>
          </table:table-cell>
          <table:table-cell office:value-type="float" office:value="0.10772895812988199" table:style-name="ce2">
            <text:p>0,107728958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23300004005432101" table:style-name="ce2">
            <text:p>0,23300004</text:p>
          </table:table-cell>
          <table:table-cell office:value-type="float" office:value="0.113003015518188" table:style-name="ce2">
            <text:p>0,113003016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22500300407409601" table:style-name="ce2">
            <text:p>0,225003004</text:p>
          </table:table-cell>
          <table:table-cell office:value-type="float" office:value="0.109996557235717" table:style-name="ce2">
            <text:p>0,109996557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225002765655517" table:style-name="ce2">
            <text:p>0,225002766</text:p>
          </table:table-cell>
          <table:table-cell office:value-type="float" office:value="0.109996795654296" table:style-name="ce2">
            <text:p>0,109996796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22514224052429199" table:style-name="ce2">
            <text:p>0,225142241</text:p>
          </table:table-cell>
          <table:table-cell office:value-type="float" office:value="0.109001636505126" table:style-name="ce2">
            <text:p>0,109001637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22400069236755299" table:style-name="ce2">
            <text:p>0,224000692</text:p>
          </table:table-cell>
          <table:table-cell office:value-type="float" office:value="0.109001159667968" table:style-name="ce2">
            <text:p>0,10900116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224001884460449" table:style-name="ce2">
            <text:p>0,224001884</text:p>
          </table:table-cell>
          <table:table-cell office:value-type="float" office:value="0.109997510910034" table:style-name="ce2">
            <text:p>0,109997511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22499942779540999" table:style-name="ce2">
            <text:p>0,224999428</text:p>
          </table:table-cell>
          <table:table-cell office:value-type="float" office:value="0.107999563217163" table:style-name="ce2">
            <text:p>0,107999563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22500014305114699" table:style-name="ce2">
            <text:p>0,225000143</text:p>
          </table:table-cell>
          <table:table-cell office:value-type="float" office:value="0.10899925231933499" table:style-name="ce2">
            <text:p>0,108999252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22399997711181599" table:style-name="ce2">
            <text:p>0,223999977</text:p>
          </table:table-cell>
          <table:table-cell office:value-type="float" office:value="0.109000444412231" table:style-name="ce2">
            <text:p>0,109000444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22399997711181599" table:style-name="ce2">
            <text:p>0,223999977</text:p>
          </table:table-cell>
          <table:table-cell office:value-type="float" office:value="0.112001657485961" table:style-name="ce2">
            <text:p>0,112001657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22369647026062001" table:style-name="ce2">
            <text:p>0,22369647</text:p>
          </table:table-cell>
          <table:table-cell office:value-type="float" office:value="0.10933113098144499" table:style-name="ce2">
            <text:p>0,109331131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22365450859069799" table:style-name="ce2">
            <text:p>0,223654509</text:p>
          </table:table-cell>
          <table:table-cell office:value-type="float" office:value="0.108702659606933" table:style-name="ce2">
            <text:p>0,10870266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223938703536987" table:style-name="ce2">
            <text:p>0,223938704</text:p>
          </table:table-cell>
          <table:table-cell office:value-type="float" office:value="0.109001636505126" table:style-name="ce2">
            <text:p>0,109001637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22500228881835899" table:style-name="ce2">
            <text:p>0,225002289</text:p>
          </table:table-cell>
          <table:table-cell office:value-type="float" office:value="0.108997583389282" table:style-name="ce2">
            <text:p>0,108997583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22500014305114699" table:style-name="ce2">
            <text:p>0,225000143</text:p>
          </table:table-cell>
          <table:table-cell office:value-type="float" office:value="0.107999324798583" table:style-name="ce2">
            <text:p>0,107999325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227999687194824" table:style-name="ce2">
            <text:p>0,227999687</text:p>
          </table:table-cell>
          <table:table-cell office:value-type="float" office:value="0.109999895095825" table:style-name="ce2">
            <text:p>0,109999895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233999729156494" table:style-name="ce2">
            <text:p>0,233999729</text:p>
          </table:table-cell>
          <table:table-cell office:value-type="float" office:value="0.110001564025878" table:style-name="ce2">
            <text:p>0,110001564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22469353675842199" table:style-name="ce2">
            <text:p>0,224693537</text:p>
          </table:table-cell>
          <table:table-cell office:value-type="float" office:value="0.109000205993652" table:style-name="ce2">
            <text:p>0,109000206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22300052642822199" table:style-name="ce2">
            <text:p>0,223000526</text:p>
          </table:table-cell>
          <table:table-cell office:value-type="float" office:value="0.108999490737915" table:style-name="ce2">
            <text:p>0,108999491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22299766540527299" table:style-name="ce2">
            <text:p>0,222997665</text:p>
          </table:table-cell>
          <table:table-cell office:value-type="float" office:value="0.10867571830749501" table:style-name="ce2">
            <text:p>0,108675718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22456169128417899" table:style-name="ce2">
            <text:p>0,224561691</text:p>
          </table:table-cell>
          <table:table-cell office:value-type="float" office:value="0.109000205993652" table:style-name="ce2">
            <text:p>0,109000206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22500038146972601" table:style-name="ce2">
            <text:p>0,225000381</text:p>
          </table:table-cell>
          <table:table-cell office:value-type="float" office:value="0.109000921249389" table:style-name="ce2">
            <text:p>0,109000921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22422766685485801" table:style-name="ce2">
            <text:p>0,224227667</text:p>
          </table:table-cell>
          <table:table-cell office:value-type="float" office:value="0.10899853706359799" table:style-name="ce2">
            <text:p>0,108998537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22299838066100999" table:style-name="ce2">
            <text:p>0,222998381</text:p>
          </table:table-cell>
          <table:table-cell office:value-type="float" office:value="0.1091890335083" table:style-name="ce2">
            <text:p>0,109189034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223999738693237" table:style-name="ce2">
            <text:p>0,223999739</text:p>
          </table:table-cell>
          <table:table-cell office:value-type="float" office:value="0.109000205993652" table:style-name="ce2">
            <text:p>0,109000206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22400140762329099" table:style-name="ce2">
            <text:p>0,224001408</text:p>
          </table:table-cell>
          <table:table-cell office:value-type="float" office:value="0.108998298645019" table:style-name="ce2">
            <text:p>0,108998299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22400689125060999" table:style-name="ce2">
            <text:p>0,224006891</text:p>
          </table:table-cell>
          <table:table-cell office:value-type="float" office:value="0.10894966125488199" table:style-name="ce2">
            <text:p>0,108949661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22366786003112701" table:style-name="ce2">
            <text:p>0,22366786</text:p>
          </table:table-cell>
          <table:table-cell office:value-type="float" office:value="0.109001636505126" table:style-name="ce2">
            <text:p>0,109001637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224001884460449" table:style-name="ce2">
            <text:p>0,224001884</text:p>
          </table:table-cell>
          <table:table-cell office:value-type="float" office:value="0.10899806022644" table:style-name="ce2">
            <text:p>0,10899806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2239990234375" table:style-name="ce2">
            <text:p>0,223999023</text:p>
          </table:table-cell>
          <table:table-cell office:value-type="float" office:value="0.11300015449523899" table:style-name="ce2">
            <text:p>0,113000154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224000453948974" table:style-name="ce2">
            <text:p>0,224000454</text:p>
          </table:table-cell>
          <table:table-cell office:value-type="float" office:value="0.10899853706359799" table:style-name="ce2">
            <text:p>0,108998537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SHA512)" table:style-name="ta1"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0"/>
          <table:table-cell office:value-type="string" table:style-name="ce10">
            <text:p>Variabile 1</text:p>
          </table:table-cell>
          <table:table-cell office:value-type="string" table:style-name="ce10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Media</text:p>
          </table:table-cell>
          <table:table-cell office:value-type="float" office:value="0.22410805225372291" table:style-name="ce8">
            <text:p>0,224108052</text:p>
          </table:table-cell>
          <table:table-cell office:value-type="float" office:value="0.10895200252532916" table:style-name="ce8">
            <text:p>0,10895200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anza</text:p>
          </table:table-cell>
          <table:table-cell office:value-type="float" office:value="3.1738897760218229E-6" table:style-name="ce8">
            <text:p>3,17389E-06</text:p>
          </table:table-cell>
          <table:table-cell office:value-type="float" office:value="1.0074929802539721E-6" table:style-name="ce8">
            <text:p>1,00749E-0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Osservazioni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Varianza complessiva</text:p>
          </table:table-cell>
          <table:table-cell office:value-type="float" office:value="2.0906913781378978E-6" table:style-name="ce8">
            <text:p>2,09069E-06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8">
            <text:p>Differenza ipotizzata per le medie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8">
            <text:p>gdl</text:p>
          </table:table-cell>
          <table:table-cell office:value-type="float" office:value="198" table:style-name="ce8">
            <text:p>198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8">
            <text:p>Stat t</text:p>
          </table:table-cell>
          <table:table-cell office:value-type="float" office:value="563.15351170630447" table:style-name="ce8">
            <text:p>563,1535117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8">
            <text:p>P(T&lt;=t) una coda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8">
            <text:p>t critico una coda</text:p>
          </table:table-cell>
          <table:table-cell office:value-type="float" office:value="2.3453283485446179" table:style-name="ce8">
            <text:p>2,345328349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8">
            <text:p>P(T&lt;=t) due code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9">
            <text:p>t critico due code</text:p>
          </table:table-cell>
          <table:table-cell office:value-type="float" office:value="2.6008872779905157" table:style-name="ce9">
            <text:p>2,600887278</text:p>
          </table:table-cell>
          <table:table-cell table:style-name="ce9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SHA256)" table:style-name="ta2"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21" table:default-cell-style-name="ce2"/>
        <table:table-column table:style-name="co1" table:number-columns-repeated="15360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hashlib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325999975204467" table:style-name="ce2">
            <text:p>0,32599997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2600045204162598" table:style-name="ce2">
            <text:p>0,326000452</text:p>
          </table:table-cell>
          <table:table-cell office:value-type="float" office:value="4.8012256622314398E-2" table:style-name="ce2">
            <text:p>0,048012257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32300043106079102" table:style-name="ce2">
            <text:p>0,323000431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2299923896789501" table:style-name="ce2">
            <text:p>0,32299923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2400131225585899" table:style-name="ce2">
            <text:p>0,324001312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32400131225585899" table:style-name="ce2">
            <text:p>0,3240013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7000646591186503E-2" table:style-name="ce2">
            <text:p>0,047000647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2400131225585899" table:style-name="ce2">
            <text:p>0,324001312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322999477386474" table:style-name="ce2">
            <text:p>0,32299947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32400202751159601" table:style-name="ce2">
            <text:p>0,324002028</text:p>
          </table:table-cell>
          <table:table-cell office:value-type="float" office:value="4.6998977661132799E-2" table:style-name="ce2">
            <text:p>0,046998978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32300043106079102" table:style-name="ce2">
            <text:p>0,323000431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32400035858154203" table:style-name="ce2">
            <text:p>0,324000359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69992160797119E-2" table:style-name="ce2">
            <text:p>0,046999216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32399940490722601" table:style-name="ce2">
            <text:p>0,323999405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323998212814331" table:style-name="ce2">
            <text:p>0,323998213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6998977661132799E-2" table:style-name="ce2">
            <text:p>0,046998978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32400083541870101" table:style-name="ce2">
            <text:p>0,32400083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32399916648864702" table:style-name="ce2">
            <text:p>0,323999166</text:p>
          </table:table-cell>
          <table:table-cell office:value-type="float" office:value="4.8001289367675698E-2" table:style-name="ce2">
            <text:p>0,048001289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32400083541870101" table:style-name="ce2">
            <text:p>0,324000835</text:p>
          </table:table-cell>
          <table:table-cell office:value-type="float" office:value="4.6998739242553697E-2" table:style-name="ce2">
            <text:p>0,046998739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322999477386474" table:style-name="ce2">
            <text:p>0,32299947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323000907897949" table:style-name="ce2">
            <text:p>0,323000908</text:p>
          </table:table-cell>
          <table:table-cell office:value-type="float" office:value="4.79984283447265E-2" table:style-name="ce2">
            <text:p>0,047998428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32600069046020502" table:style-name="ce2">
            <text:p>0,32600069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32600140571594199" table:style-name="ce2">
            <text:p>0,32600140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324998378753662" table:style-name="ce2">
            <text:p>0,324998379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32299852371215798" table:style-name="ce2">
            <text:p>0,322998524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323999643325805" table:style-name="ce2">
            <text:p>0,323999643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32400107383728" table:style-name="ce2">
            <text:p>0,324001074</text:p>
          </table:table-cell>
          <table:table-cell office:value-type="float" office:value="4.6998739242553697E-2" table:style-name="ce2">
            <text:p>0,046998739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32400250434875399" table:style-name="ce2">
            <text:p>0,324002504</text:p>
          </table:table-cell>
          <table:table-cell office:value-type="float" office:value="4.7997474670410101E-2" table:style-name="ce2">
            <text:p>0,047997475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32499957084655701" table:style-name="ce2">
            <text:p>0,324999571</text:p>
          </table:table-cell>
          <table:table-cell office:value-type="float" office:value="4.6998977661132799E-2" table:style-name="ce2">
            <text:p>0,046998978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326988935470581" table:style-name="ce2">
            <text:p>0,326988935</text:p>
          </table:table-cell>
          <table:table-cell office:value-type="float" office:value="4.7011137008666902E-2" table:style-name="ce2">
            <text:p>0,04701113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32498788833618097" table:style-name="ce2">
            <text:p>0,324987888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325999975204467" table:style-name="ce2">
            <text:p>0,325999975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32700085639953602" table:style-name="ce2">
            <text:p>0,327000856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32401466369628901" table:style-name="ce2">
            <text:p>0,324014664</text:p>
          </table:table-cell>
          <table:table-cell office:value-type="float" office:value="4.69970703125E-2" table:style-name="ce2">
            <text:p>0,04699707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32300114631652799" table:style-name="ce2">
            <text:p>0,323001146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32498836517333901" table:style-name="ce2">
            <text:p>0,324988365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32301163673400801" table:style-name="ce2">
            <text:p>0,323011637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32499957084655701" table:style-name="ce2">
            <text:p>0,324999571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326001167297363" table:style-name="ce2">
            <text:p>0,326001167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32399916648864702" table:style-name="ce2">
            <text:p>0,323999166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32499885559081998" table:style-name="ce2">
            <text:p>0,324998856</text:p>
          </table:table-cell>
          <table:table-cell office:value-type="float" office:value="4.7001838684081997E-2" table:style-name="ce2">
            <text:p>0,047001839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32498741149902299" table:style-name="ce2">
            <text:p>0,324987411</text:p>
          </table:table-cell>
          <table:table-cell office:value-type="float" office:value="4.8002958297729402E-2" table:style-name="ce2">
            <text:p>0,048002958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32799983024597101" table:style-name="ce2">
            <text:p>0,32799983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32700037956237699" table:style-name="ce2">
            <text:p>0,32700038</text:p>
          </table:table-cell>
          <table:table-cell office:value-type="float" office:value="4.6998262405395501E-2" table:style-name="ce2">
            <text:p>0,046998262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325001239776611" table:style-name="ce2">
            <text:p>0,32500124</text:p>
          </table:table-cell>
          <table:table-cell office:value-type="float" office:value="4.80015277862548E-2" table:style-name="ce2">
            <text:p>0,048001528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32399773597717202" table:style-name="ce2">
            <text:p>0,32399773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32500004768371499" table:style-name="ce2">
            <text:p>0,325000048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32700061798095698" table:style-name="ce2">
            <text:p>0,327000618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32600045204162598" table:style-name="ce2">
            <text:p>0,32600045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32600188255309998" table:style-name="ce2">
            <text:p>0,326001883</text:p>
          </table:table-cell>
          <table:table-cell office:value-type="float" office:value="4.7998666763305602E-2" table:style-name="ce2">
            <text:p>0,047998667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32599949836730902" table:style-name="ce2">
            <text:p>0,325999498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32599973678588801" table:style-name="ce2">
            <text:p>0,325999737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325999975204467" table:style-name="ce2">
            <text:p>0,325999975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32800006866455" table:style-name="ce2">
            <text:p>0,32800006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34200096130370999" table:style-name="ce2">
            <text:p>0,342000961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32999920845031699" table:style-name="ce2">
            <text:p>0,329999208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329000234603881" table:style-name="ce2">
            <text:p>0,329000235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32499861717224099" table:style-name="ce2">
            <text:p>0,324998617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32500004768371499" table:style-name="ce2">
            <text:p>0,325000048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32500219345092701" table:style-name="ce2">
            <text:p>0,325002193</text:p>
          </table:table-cell>
          <table:table-cell office:value-type="float" office:value="4.7998666763305602E-2" table:style-name="ce2">
            <text:p>0,04799866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33100008964538502" table:style-name="ce2">
            <text:p>0,33100009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32900118827819802" table:style-name="ce2">
            <text:p>0,329001188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33299970626830999" table:style-name="ce2">
            <text:p>0,332999706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324999809265136" table:style-name="ce2">
            <text:p>0,324999809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32701086997985801" table:style-name="ce2">
            <text:p>0,32701087</text:p>
          </table:table-cell>
          <table:table-cell office:value-type="float" office:value="4.7002077102661098E-2" table:style-name="ce2">
            <text:p>0,047002077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324999809265136" table:style-name="ce2">
            <text:p>0,324999809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324999809265136" table:style-name="ce2">
            <text:p>0,324999809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32701230049133301" table:style-name="ce2">
            <text:p>0,3270123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32698655128478998" table:style-name="ce2">
            <text:p>0,326986551</text:p>
          </table:table-cell>
          <table:table-cell office:value-type="float" office:value="4.7002553939819301E-2" table:style-name="ce2">
            <text:p>0,047002554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326999902725219" table:style-name="ce2">
            <text:p>0,326999903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32501173019409102" table:style-name="ce2">
            <text:p>0,32501173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32500076293945301" table:style-name="ce2">
            <text:p>0,325000763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32499861717224099" table:style-name="ce2">
            <text:p>0,324998617</text:p>
          </table:table-cell>
          <table:table-cell office:value-type="float" office:value="4.8002004623413003E-2" table:style-name="ce2">
            <text:p>0,048002005</text:p>
          </table:table-cell>
          <table:table-cell table:number-columns-repeated="16381"/>
        </table:table-row>
        <table:table-row table:number-rows-repeated="1048475" table:style-name="ro3">
          <table:table-cell table:number-columns-repeated="16384"/>
        </table:table-row>
      </table:table>
      <table:table table:name="Risultati_(SHA256)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0.32529011726379381" table:style-name="ce4">
            <text:p>0,325290117</text:p>
          </table:table-cell>
          <table:table-cell office:value-type="float" office:value="4.764012336730955E-2" table:style-name="ce4">
            <text:p>0,04764012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5.9045138247866761E-6" table:style-name="ce4">
            <text:p>5,90451E-06</text:p>
          </table:table-cell>
          <table:table-cell office:value-type="float" office:value="2.3272110893504163E-7" table:style-name="ce4">
            <text:p>2,32721E-0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3.0686174668608588E-6" table:style-name="ce4">
            <text:p>3,06862E-0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1120.7565716080544" table:style-name="ce4">
            <text:p>1120,756572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MD5)" table:style-name="ta2"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6381" table:default-cell-style-name="ce2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hashlib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282678604125899" table:style-name="ce2">
            <text:p>0,152826786</text:p>
          </table:table-cell>
          <table:table-cell office:value-type="float" office:value="0.116996765136718" table:style-name="ce2">
            <text:p>0,116996765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15096998214721599" table:style-name="ce2">
            <text:p>0,150969982</text:p>
          </table:table-cell>
          <table:table-cell office:value-type="float" office:value="0.117002248764038" table:style-name="ce2">
            <text:p>0,117002249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7002010345458" table:style-name="ce2">
            <text:p>0,11700201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5099906921386699" table:style-name="ce2">
            <text:p>0,150999069</text:p>
          </table:table-cell>
          <table:table-cell office:value-type="float" office:value="0.116777181625366" table:style-name="ce2">
            <text:p>0,116777182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15100121498107899" table:style-name="ce2">
            <text:p>0,151001215</text:p>
          </table:table-cell>
          <table:table-cell office:value-type="float" office:value="0.118000268936157" table:style-name="ce2">
            <text:p>0,118000269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15300035476684501" table:style-name="ce2">
            <text:p>0,153000355</text:p>
          </table:table-cell>
          <table:table-cell office:value-type="float" office:value="0.119001865386962" table:style-name="ce2">
            <text:p>0,119001865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540048122406" table:style-name="ce2">
            <text:p>0,154004812</text:p>
          </table:table-cell>
          <table:table-cell office:value-type="float" office:value="0.121997594833374" table:style-name="ce2">
            <text:p>0,121997595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5844607353210399" table:style-name="ce2">
            <text:p>0,158446074</text:p>
          </table:table-cell>
          <table:table-cell office:value-type="float" office:value="0.14000105857849099" table:style-name="ce2">
            <text:p>0,140001059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6400051116943301" table:style-name="ce2">
            <text:p>0,164000511</text:p>
          </table:table-cell>
          <table:table-cell office:value-type="float" office:value="0.117997169494628" table:style-name="ce2">
            <text:p>0,117997169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199923515319799" table:style-name="ce2">
            <text:p>0,151999235</text:p>
          </table:table-cell>
          <table:table-cell office:value-type="float" office:value="0.117001295089721" table:style-name="ce2">
            <text:p>0,11700129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15176415443420399" table:style-name="ce2">
            <text:p>0,151764154</text:p>
          </table:table-cell>
          <table:table-cell office:value-type="float" office:value="0.11700177192687899" table:style-name="ce2">
            <text:p>0,117001772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996765136718" table:style-name="ce2">
            <text:p>0,116996765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099859237670801" table:style-name="ce2">
            <text:p>0,150998592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6805791854858" table:style-name="ce2">
            <text:p>0,116805792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152410268783569" table:style-name="ce2">
            <text:p>0,152410269</text:p>
          </table:table-cell>
          <table:table-cell office:value-type="float" office:value="0.116002559661865" table:style-name="ce2">
            <text:p>0,11600256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15200400352478" table:style-name="ce2">
            <text:p>0,152004004</text:p>
          </table:table-cell>
          <table:table-cell office:value-type="float" office:value="0.11999773979187001" table:style-name="ce2">
            <text:p>0,11999774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15600156784057601" table:style-name="ce2">
            <text:p>0,156001568</text:p>
          </table:table-cell>
          <table:table-cell office:value-type="float" office:value="0.119997978210449" table:style-name="ce2">
            <text:p>0,119997978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15300011634826599" table:style-name="ce2">
            <text:p>0,153000116</text:p>
          </table:table-cell>
          <table:table-cell office:value-type="float" office:value="0.11892056465148899" table:style-name="ce2">
            <text:p>0,118920565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15299868583679199" table:style-name="ce2">
            <text:p>0,152998686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15199732780456501" table:style-name="ce2">
            <text:p>0,151997328</text:p>
          </table:table-cell>
          <table:table-cell office:value-type="float" office:value="0.11700177192687899" table:style-name="ce2">
            <text:p>0,117001772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15699934959411599" table:style-name="ce2">
            <text:p>0,15699935</text:p>
          </table:table-cell>
          <table:table-cell office:value-type="float" office:value="0.117002010345458" table:style-name="ce2">
            <text:p>0,11700201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152900695800781" table:style-name="ce2">
            <text:p>0,152900696</text:p>
          </table:table-cell>
          <table:table-cell office:value-type="float" office:value="0.117001056671142" table:style-name="ce2">
            <text:p>0,117001057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152999877929687" table:style-name="ce2">
            <text:p>0,152999878</text:p>
          </table:table-cell>
          <table:table-cell office:value-type="float" office:value="0.117999792098999" table:style-name="ce2">
            <text:p>0,117999792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15287399291992099" table:style-name="ce2">
            <text:p>0,152873993</text:p>
          </table:table-cell>
          <table:table-cell office:value-type="float" office:value="0.116997241973876" table:style-name="ce2">
            <text:p>0,116997242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704444885253899" table:style-name="ce2">
            <text:p>0,117044449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151997089385986" table:style-name="ce2">
            <text:p>0,151997089</text:p>
          </table:table-cell>
          <table:table-cell office:value-type="float" office:value="0.11700320243835401" table:style-name="ce2">
            <text:p>0,117003202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15182995796203599" table:style-name="ce2">
            <text:p>0,151829958</text:p>
          </table:table-cell>
          <table:table-cell office:value-type="float" office:value="0.115999460220336" table:style-name="ce2">
            <text:p>0,11599946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15199804306030201" table:style-name="ce2">
            <text:p>0,151998043</text:p>
          </table:table-cell>
          <table:table-cell office:value-type="float" office:value="0.117002248764038" table:style-name="ce2">
            <text:p>0,11700224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70015335083" table:style-name="ce2">
            <text:p>0,117001534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150996923446655" table:style-name="ce2">
            <text:p>0,150996923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15178012847900299" table:style-name="ce2">
            <text:p>0,151780128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15199947357177701" table:style-name="ce2">
            <text:p>0,151999474</text:p>
          </table:table-cell>
          <table:table-cell office:value-type="float" office:value="0.11700248718261699" table:style-name="ce2">
            <text:p>0,117002487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151000261306762" table:style-name="ce2">
            <text:p>0,151000261</text:p>
          </table:table-cell>
          <table:table-cell office:value-type="float" office:value="0.118000268936157" table:style-name="ce2">
            <text:p>0,118000269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15200090408325101" table:style-name="ce2">
            <text:p>0,152000904</text:p>
          </table:table-cell>
          <table:table-cell office:value-type="float" office:value="0.117000579833984" table:style-name="ce2">
            <text:p>0,11700058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151293754577636" table:style-name="ce2">
            <text:p>0,151293755</text:p>
          </table:table-cell>
          <table:table-cell office:value-type="float" office:value="0.116996526718139" table:style-name="ce2">
            <text:p>0,116996527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15199446678161599" table:style-name="ce2">
            <text:p>0,151994467</text:p>
          </table:table-cell>
          <table:table-cell office:value-type="float" office:value="0.116247415542602" table:style-name="ce2">
            <text:p>0,116247416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15183377265930101" table:style-name="ce2">
            <text:p>0,151833773</text:p>
          </table:table-cell>
          <table:table-cell office:value-type="float" office:value="0.117000579833984" table:style-name="ce2">
            <text:p>0,11700058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5053653717041" table:style-name="ce2">
            <text:p>0,115053654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85371398925699" table:style-name="ce2">
            <text:p>0,116853714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1510009765625" table:style-name="ce2">
            <text:p>0,151000977</text:p>
          </table:table-cell>
          <table:table-cell office:value-type="float" office:value="0.11699891090393" table:style-name="ce2">
            <text:p>0,116998911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15261125564575101" table:style-name="ce2">
            <text:p>0,152611256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151998996734619" table:style-name="ce2">
            <text:p>0,151998997</text:p>
          </table:table-cell>
          <table:table-cell office:value-type="float" office:value="0.11681318283081001" table:style-name="ce2">
            <text:p>0,116813183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151996850967407" table:style-name="ce2">
            <text:p>0,151996851</text:p>
          </table:table-cell>
          <table:table-cell office:value-type="float" office:value="0.117999792098999" table:style-name="ce2">
            <text:p>0,117999792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7000341415405" table:style-name="ce2">
            <text:p>0,117000341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152002573013305" table:style-name="ce2">
            <text:p>0,152002573</text:p>
          </table:table-cell>
          <table:table-cell office:value-type="float" office:value="0.117999076843261" table:style-name="ce2">
            <text:p>0,117999077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152001142501831" table:style-name="ce2">
            <text:p>0,152001143</text:p>
          </table:table-cell>
          <table:table-cell office:value-type="float" office:value="0.11699795722961399" table:style-name="ce2">
            <text:p>0,116997957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15100073814392001" table:style-name="ce2">
            <text:p>0,151000738</text:p>
          </table:table-cell>
          <table:table-cell office:value-type="float" office:value="0.11799931526184" table:style-name="ce2">
            <text:p>0,117999315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15200161933898901" table:style-name="ce2">
            <text:p>0,152001619</text:p>
          </table:table-cell>
          <table:table-cell office:value-type="float" office:value="0.117998361587524" table:style-name="ce2">
            <text:p>0,117998362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15177726745605399" table:style-name="ce2">
            <text:p>0,151777267</text:p>
          </table:table-cell>
          <table:table-cell office:value-type="float" office:value="0.116997718811035" table:style-name="ce2">
            <text:p>0,116997719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7000579833984" table:style-name="ce2">
            <text:p>0,11700058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15200090408325101" table:style-name="ce2">
            <text:p>0,152000904</text:p>
          </table:table-cell>
          <table:table-cell office:value-type="float" office:value="0.117002248764038" table:style-name="ce2">
            <text:p>0,117002249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151998281478881" table:style-name="ce2">
            <text:p>0,151998281</text:p>
          </table:table-cell>
          <table:table-cell office:value-type="float" office:value="0.11796307563781699" table:style-name="ce2">
            <text:p>0,117963076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151998281478881" table:style-name="ce2">
            <text:p>0,151998281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152048349380493" table:style-name="ce2">
            <text:p>0,152048349</text:p>
          </table:table-cell>
          <table:table-cell office:value-type="float" office:value="0.117002725601196" table:style-name="ce2">
            <text:p>0,117002726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15300011634826599" table:style-name="ce2">
            <text:p>0,153000116</text:p>
          </table:table-cell>
          <table:table-cell office:value-type="float" office:value="0.11694145202636699" table:style-name="ce2">
            <text:p>0,116941452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153002738952636" table:style-name="ce2">
            <text:p>0,153002739</text:p>
          </table:table-cell>
          <table:table-cell office:value-type="float" office:value="0.116999864578247" table:style-name="ce2">
            <text:p>0,116999865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151821613311767" table:style-name="ce2">
            <text:p>0,151821613</text:p>
          </table:table-cell>
          <table:table-cell office:value-type="float" office:value="0.117002964019775" table:style-name="ce2">
            <text:p>0,117002964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15300035476684501" table:style-name="ce2">
            <text:p>0,153000355</text:p>
          </table:table-cell>
          <table:table-cell office:value-type="float" office:value="0.118000507354736" table:style-name="ce2">
            <text:p>0,118000507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15210413932800201" table:style-name="ce2">
            <text:p>0,152104139</text:p>
          </table:table-cell>
          <table:table-cell office:value-type="float" office:value="0.118000984191894" table:style-name="ce2">
            <text:p>0,118000984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152997732162475" table:style-name="ce2">
            <text:p>0,152997732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152997732162475" table:style-name="ce2">
            <text:p>0,152997732</text:p>
          </table:table-cell>
          <table:table-cell office:value-type="float" office:value="0.117000341415405" table:style-name="ce2">
            <text:p>0,117000341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001844406127" table:style-name="ce2">
            <text:p>0,116001844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15200543403625399" table:style-name="ce2">
            <text:p>0,152005434</text:p>
          </table:table-cell>
          <table:table-cell office:value-type="float" office:value="0.115994453430175" table:style-name="ce2">
            <text:p>0,115994453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7002725601196" table:style-name="ce2">
            <text:p>0,117002726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13704228401183999" table:style-name="ce2">
            <text:p>0,137042284</text:p>
          </table:table-cell>
          <table:table-cell office:value-type="float" office:value="0.131759643554687" table:style-name="ce2">
            <text:p>0,131759644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151996374130249" table:style-name="ce2">
            <text:p>0,151996374</text:p>
          </table:table-cell>
          <table:table-cell office:value-type="float" office:value="0.116999626159667" table:style-name="ce2">
            <text:p>0,116999626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15180730819702101" table:style-name="ce2">
            <text:p>0,151807308</text:p>
          </table:table-cell>
          <table:table-cell office:value-type="float" office:value="0.1170015335083" table:style-name="ce2">
            <text:p>0,117001534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151996374130249" table:style-name="ce2">
            <text:p>0,151996374</text:p>
          </table:table-cell>
          <table:table-cell office:value-type="float" office:value="0.116175889968872" table:style-name="ce2">
            <text:p>0,11617589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15100288391113201" table:style-name="ce2">
            <text:p>0,151002884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150928735733032" table:style-name="ce2">
            <text:p>0,150928736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15200209617614699" table:style-name="ce2">
            <text:p>0,152002096</text:p>
          </table:table-cell>
          <table:table-cell office:value-type="float" office:value="0.11599779129028299" table:style-name="ce2">
            <text:p>0,11599779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15177559852600001" table:style-name="ce2">
            <text:p>0,151775599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15199780464172299" table:style-name="ce2">
            <text:p>0,151997805</text:p>
          </table:table-cell>
          <table:table-cell office:value-type="float" office:value="0.117395877838134" table:style-name="ce2">
            <text:p>0,117395878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150999546051025" table:style-name="ce2">
            <text:p>0,150999546</text:p>
          </table:table-cell>
          <table:table-cell office:value-type="float" office:value="0.117001056671142" table:style-name="ce2">
            <text:p>0,117001057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15084266662597601" table:style-name="ce2">
            <text:p>0,150842667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15199875831604001" table:style-name="ce2">
            <text:p>0,151998758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151999711990356" table:style-name="ce2">
            <text:p>0,151999712</text:p>
          </table:table-cell>
          <table:table-cell office:value-type="float" office:value="0.11600232124328599" table:style-name="ce2">
            <text:p>0,116002321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15199995040893499" table:style-name="ce2">
            <text:p>0,15199995</text:p>
          </table:table-cell>
          <table:table-cell office:value-type="float" office:value="0.116002082824707" table:style-name="ce2">
            <text:p>0,116002083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15200066566467199" table:style-name="ce2">
            <text:p>0,152000666</text:p>
          </table:table-cell>
          <table:table-cell office:value-type="float" office:value="0.11700177192687899" table:style-name="ce2">
            <text:p>0,117001772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15199947357177701" table:style-name="ce2">
            <text:p>0,151999474</text:p>
          </table:table-cell>
          <table:table-cell office:value-type="float" office:value="0.117002725601196" table:style-name="ce2">
            <text:p>0,117002726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76907539367599" table:style-name="ce2">
            <text:p>0,116769075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15200138092040999" table:style-name="ce2">
            <text:p>0,152001381</text:p>
          </table:table-cell>
          <table:table-cell office:value-type="float" office:value="0.115998268127441" table:style-name="ce2">
            <text:p>0,115998268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151375532150268" table:style-name="ce2">
            <text:p>0,151375532</text:p>
          </table:table-cell>
          <table:table-cell office:value-type="float" office:value="0.116993904113769" table:style-name="ce2">
            <text:p>0,116993904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1510009765625" table:style-name="ce2">
            <text:p>0,151000977</text:p>
          </table:table-cell>
          <table:table-cell office:value-type="float" office:value="0.116999149322509" table:style-name="ce2">
            <text:p>0,116999149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151773691177368" table:style-name="ce2">
            <text:p>0,151773691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152000427246093" table:style-name="ce2">
            <text:p>0,152000427</text:p>
          </table:table-cell>
          <table:table-cell office:value-type="float" office:value="0.11798357963562001" table:style-name="ce2">
            <text:p>0,11798358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15099978446960399" table:style-name="ce2">
            <text:p>0,150999784</text:p>
          </table:table-cell>
          <table:table-cell office:value-type="float" office:value="0.117002964019775" table:style-name="ce2">
            <text:p>0,117002964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15091204643249501" table:style-name="ce2">
            <text:p>0,150912046</text:p>
          </table:table-cell>
          <table:table-cell office:value-type="float" office:value="0.116998434066772" table:style-name="ce2">
            <text:p>0,116998434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15199732780456501" table:style-name="ce2">
            <text:p>0,151997328</text:p>
          </table:table-cell>
          <table:table-cell office:value-type="float" office:value="0.11700010299682601" table:style-name="ce2">
            <text:p>0,117000103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152748823165893" table:style-name="ce2">
            <text:p>0,152748823</text:p>
          </table:table-cell>
          <table:table-cell office:value-type="float" office:value="0.117000818252563" table:style-name="ce2">
            <text:p>0,117000818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15200018882751401" table:style-name="ce2">
            <text:p>0,152000189</text:p>
          </table:table-cell>
          <table:table-cell office:value-type="float" office:value="0.1167733669281" table:style-name="ce2">
            <text:p>0,116773367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15200233459472601" table:style-name="ce2">
            <text:p>0,152002335</text:p>
          </table:table-cell>
          <table:table-cell office:value-type="float" office:value="0.11699938774108801" table:style-name="ce2">
            <text:p>0,116999388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153002738952636" table:style-name="ce2">
            <text:p>0,153002739</text:p>
          </table:table-cell>
          <table:table-cell office:value-type="float" office:value="0.116997480392456" table:style-name="ce2">
            <text:p>0,11699748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MD5)" table:style-name="ta2"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0.15210495471954311" table:style-name="ce4">
            <text:p>0,152104955</text:p>
          </table:table-cell>
          <table:table-cell office:value-type="float" office:value="0.1175228166580197" table:style-name="ce4">
            <text:p>0,1175228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4.8848072574539882E-6" table:style-name="ce4">
            <text:p>4,88481E-06</text:p>
          </table:table-cell>
          <table:table-cell office:value-type="float" office:value="8.0357713563165668E-6" table:style-name="ce4">
            <text:p>8,03577E-0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6.4602893068852779E-6" table:style-name="ce4">
            <text:p>6,46029E-0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96.207927422270785" table:style-name="ce4">
            <text:p>96,20792742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1.740388790956622E-168" table:style-name="ce4">
            <text:p>1,7404E-16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3.4807775819132439E-168" table:style-name="ce4">
            <text:p>3,4808E-16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HMAC)" table:style-name="ta2">
        <table:table-column table:style-name="co1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hmac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32599782943725503" table:style-name="ce2">
            <text:p>0,325997829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2399702072143499" table:style-name="ce2">
            <text:p>0,323997021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2500052452087402" table:style-name="ce2">
            <text:p>0,325000525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32682824134826599" table:style-name="ce2">
            <text:p>0,326828241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32499909400939903" table:style-name="ce2">
            <text:p>0,324999094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2577967643737699" table:style-name="ce2">
            <text:p>0,325779676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2299971580505299" table:style-name="ce2">
            <text:p>0,322999716</text:p>
          </table:table-cell>
          <table:table-cell office:value-type="float" office:value="4.7819375991821199E-2" table:style-name="ce2">
            <text:p>0,047819376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32400012016296298" table:style-name="ce2">
            <text:p>0,3240001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326807260513305" table:style-name="ce2">
            <text:p>0,326807261</text:p>
          </table:table-cell>
          <table:table-cell office:value-type="float" office:value="4.6996116638183497E-2" table:style-name="ce2">
            <text:p>0,046996117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12855243682861" table:style-name="ce2">
            <text:p>0,312855244</text:p>
          </table:table-cell>
          <table:table-cell office:value-type="float" office:value="5.9772014617919901E-2" table:style-name="ce2">
            <text:p>0,059772015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5999765396118102E-2" table:style-name="ce2">
            <text:p>0,04599976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.32299995422363198" table:style-name="ce2">
            <text:p>0,32299995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32599902153015098" table:style-name="ce2">
            <text:p>0,32599902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32383799552917403" table:style-name="ce2">
            <text:p>0,323837996</text:p>
          </table:table-cell>
          <table:table-cell office:value-type="float" office:value="4.80015277862548E-2" table:style-name="ce2">
            <text:p>0,048001528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325873613357543" table:style-name="ce2">
            <text:p>0,325873613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.32284474372863697" table:style-name="ce2">
            <text:p>0,322844744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32399916648864702" table:style-name="ce2">
            <text:p>0,323999166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.323000907897949" table:style-name="ce2">
            <text:p>0,323000908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32279396057128901" table:style-name="ce2">
            <text:p>0,322793961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.323999643325805" table:style-name="ce2">
            <text:p>0,323999643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.32185149192809998" table:style-name="ce2">
            <text:p>0,321851492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.322996616363525" table:style-name="ce2">
            <text:p>0,322996616</text:p>
          </table:table-cell>
          <table:table-cell office:value-type="float" office:value="4.7000646591186503E-2" table:style-name="ce2">
            <text:p>0,047000647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.32599759101867598" table:style-name="ce2">
            <text:p>0,325997591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.32699823379516602" table:style-name="ce2">
            <text:p>0,326998234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.350620508193969" table:style-name="ce2">
            <text:p>0,350620508</text:p>
          </table:table-cell>
          <table:table-cell office:value-type="float" office:value="4.8001766204833901E-2" table:style-name="ce2">
            <text:p>0,048001766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.32799959182739202" table:style-name="ce2">
            <text:p>0,32799959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.32678151130676197" table:style-name="ce2">
            <text:p>0,326781511</text:p>
          </table:table-cell>
          <table:table-cell office:value-type="float" office:value="4.90002632141113E-2" table:style-name="ce2">
            <text:p>0,049000263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0.32500147819518999" table:style-name="ce2">
            <text:p>0,325001478</text:p>
          </table:table-cell>
          <table:table-cell office:value-type="float" office:value="3.9053678512573201E-2" table:style-name="ce2">
            <text:p>0,039053679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32700061798095698" table:style-name="ce2">
            <text:p>0,327000618</text:p>
          </table:table-cell>
          <table:table-cell office:value-type="float" office:value="4.7998905181884703E-2" table:style-name="ce2">
            <text:p>0,047998905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32785487174987699" table:style-name="ce2">
            <text:p>0,327854872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326001167297363" table:style-name="ce2">
            <text:p>0,326001167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.32681202888488697" table:style-name="ce2">
            <text:p>0,326812029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.32399988174438399" table:style-name="ce2">
            <text:p>0,323999882</text:p>
          </table:table-cell>
          <table:table-cell office:value-type="float" office:value="4.88181114196777E-2" table:style-name="ce2">
            <text:p>0,048818111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0.32700037956237699" table:style-name="ce2">
            <text:p>0,32700038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7000408172607401E-2" table:style-name="ce2">
            <text:p>0,047000408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0.32718896865844699" table:style-name="ce2">
            <text:p>0,32718896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90002632141113E-2" table:style-name="ce2">
            <text:p>0,049000263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.32800030708312899" table:style-name="ce2">
            <text:p>0,328000307</text:p>
          </table:table-cell>
          <table:table-cell office:value-type="float" office:value="5.0001144409179597E-2" table:style-name="ce2">
            <text:p>0,050001144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0.327000141143798" table:style-name="ce2">
            <text:p>0,327000141</text:p>
          </table:table-cell>
          <table:table-cell office:value-type="float" office:value="4.8999547958374003E-2" table:style-name="ce2">
            <text:p>0,048999548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.3450927734375" table:style-name="ce2">
            <text:p>0,345092773</text:p>
          </table:table-cell>
          <table:table-cell office:value-type="float" office:value="5.09991645812988E-2" table:style-name="ce2">
            <text:p>0,050999165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0.33291244506835899" table:style-name="ce2">
            <text:p>0,332912445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.336812734603881" table:style-name="ce2">
            <text:p>0,336812735</text:p>
          </table:table-cell>
          <table:table-cell office:value-type="float" office:value="4.9000024795532199E-2" table:style-name="ce2">
            <text:p>0,049000025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0.33280158042907698" table:style-name="ce2">
            <text:p>0,33280158</text:p>
          </table:table-cell>
          <table:table-cell office:value-type="float" office:value="4.9000024795532199E-2" table:style-name="ce2">
            <text:p>0,049000025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0.332999467849731" table:style-name="ce2">
            <text:p>0,332999468</text:p>
          </table:table-cell>
          <table:table-cell office:value-type="float" office:value="4.8999786376953097E-2" table:style-name="ce2">
            <text:p>0,048999786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.33100080490112299" table:style-name="ce2">
            <text:p>0,331000805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0.32699346542358398" table:style-name="ce2">
            <text:p>0,32699346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0.35399770736694303" table:style-name="ce2">
            <text:p>0,353997707</text:p>
          </table:table-cell>
          <table:table-cell office:value-type="float" office:value="5.0001382827758699E-2" table:style-name="ce2">
            <text:p>0,050001383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0.34498977661132801" table:style-name="ce2">
            <text:p>0,344989777</text:p>
          </table:table-cell>
          <table:table-cell office:value-type="float" office:value="4.8003911972045898E-2" table:style-name="ce2">
            <text:p>0,048003912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0.33391070365905701" table:style-name="ce2">
            <text:p>0,33391070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.32982659339904702" table:style-name="ce2">
            <text:p>0,329826593</text:p>
          </table:table-cell>
          <table:table-cell office:value-type="float" office:value="4.8996925354003899E-2" table:style-name="ce2">
            <text:p>0,048996925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.33500242233276301" table:style-name="ce2">
            <text:p>0,335002422</text:p>
          </table:table-cell>
          <table:table-cell office:value-type="float" office:value="3.80423069000244E-2" table:style-name="ce2">
            <text:p>0,038042307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0.33499956130981401" table:style-name="ce2">
            <text:p>0,334999561</text:p>
          </table:table-cell>
          <table:table-cell office:value-type="float" office:value="5.00004291534423E-2" table:style-name="ce2">
            <text:p>0,05000042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0.33988094329833901" table:style-name="ce2">
            <text:p>0,339880943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.36007881164550698" table:style-name="ce2">
            <text:p>0,360078812</text:p>
          </table:table-cell>
          <table:table-cell office:value-type="float" office:value="5.0002098083495997E-2" table:style-name="ce2">
            <text:p>0,050002098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0.33677363395690901" table:style-name="ce2">
            <text:p>0,336773634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0.33482837677001898" table:style-name="ce2">
            <text:p>0,33482837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0.33799862861633301" table:style-name="ce2">
            <text:p>0,337998629</text:p>
          </table:table-cell>
          <table:table-cell office:value-type="float" office:value="4.7999382019042899E-2" table:style-name="ce2">
            <text:p>0,047999382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0.33499956130981401" table:style-name="ce2">
            <text:p>0,334999561</text:p>
          </table:table-cell>
          <table:table-cell office:value-type="float" office:value="4.9001693725585903E-2" table:style-name="ce2">
            <text:p>0,049001694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0.33399796485900801" table:style-name="ce2">
            <text:p>0,333997965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0.33096528053283603" table:style-name="ce2">
            <text:p>0,330965281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0.32946729660034102" table:style-name="ce2">
            <text:p>0,329467297</text:p>
          </table:table-cell>
          <table:table-cell office:value-type="float" office:value="4.80005741119384E-2" table:style-name="ce2">
            <text:p>0,048000574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32675242424011203" table:style-name="ce2">
            <text:p>0,326752424</text:p>
          </table:table-cell>
          <table:table-cell office:value-type="float" office:value="4.9000024795532199E-2" table:style-name="ce2">
            <text:p>0,049000025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0.32884955406188898" table:style-name="ce2">
            <text:p>0,32884955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0.33299779891967701" table:style-name="ce2">
            <text:p>0,332997799</text:p>
          </table:table-cell>
          <table:table-cell office:value-type="float" office:value="5.1060438156127902E-2" table:style-name="ce2">
            <text:p>0,051060438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0.34100365638732899" table:style-name="ce2">
            <text:p>0,341003656</text:p>
          </table:table-cell>
          <table:table-cell office:value-type="float" office:value="4.9996137619018499E-2" table:style-name="ce2">
            <text:p>0,049996138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0.33384060859680098" table:style-name="ce2">
            <text:p>0,333840609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0.32777285575866699" table:style-name="ce2">
            <text:p>0,327772856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0.32999944686889598" table:style-name="ce2">
            <text:p>0,329999447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0.33499670028686501" table:style-name="ce2">
            <text:p>0,3349967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0.33500003814697199" table:style-name="ce2">
            <text:p>0,335000038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.32800006866455" table:style-name="ce2">
            <text:p>0,328000069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0.33061528205871499" table:style-name="ce2">
            <text:p>0,330615282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.32777190208434998" table:style-name="ce2">
            <text:p>0,32777190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0.323826074600219" table:style-name="ce2">
            <text:p>0,323826075</text:p>
          </table:table-cell>
          <table:table-cell office:value-type="float" office:value="4.7999620437622001E-2" table:style-name="ce2">
            <text:p>0,04799962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0.32379460334777799" table:style-name="ce2">
            <text:p>0,323794603</text:p>
          </table:table-cell>
          <table:table-cell office:value-type="float" office:value="4.7000646591186503E-2" table:style-name="ce2">
            <text:p>0,047000647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.32599735260009699" table:style-name="ce2">
            <text:p>0,325997353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0.32300043106079102" table:style-name="ce2">
            <text:p>0,323000431</text:p>
          </table:table-cell>
          <table:table-cell office:value-type="float" office:value="4.6999454498291002E-2" table:style-name="ce2">
            <text:p>0,046999454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0.32541704177856401" table:style-name="ce2">
            <text:p>0,32541704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.32381439208984297" table:style-name="ce2">
            <text:p>0,323814392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.32482099533080999" table:style-name="ce2">
            <text:p>0,324820995</text:p>
          </table:table-cell>
          <table:table-cell office:value-type="float" office:value="4.8001050949096603E-2" table:style-name="ce2">
            <text:p>0,048001051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0.32400035858154203" table:style-name="ce2">
            <text:p>0,324000359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0.32400059700012201" table:style-name="ce2">
            <text:p>0,324000597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0.32479143142700101" table:style-name="ce2">
            <text:p>0,324791431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0.32593560218811002" table:style-name="ce2">
            <text:p>0,325935602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.32399702072143499" table:style-name="ce2">
            <text:p>0,323997021</text:p>
          </table:table-cell>
          <table:table-cell office:value-type="float" office:value="4.7896623611450098E-2" table:style-name="ce2">
            <text:p>0,047896624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0.32400035858154203" table:style-name="ce2">
            <text:p>0,324000359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0.325442314147949" table:style-name="ce2">
            <text:p>0,325442314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0.32373905181884699" table:style-name="ce2">
            <text:p>0,323739052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0.32684087753295898" table:style-name="ce2">
            <text:p>0,326840878</text:p>
          </table:table-cell>
          <table:table-cell office:value-type="float" office:value="4.8000097274780197E-2" table:style-name="ce2">
            <text:p>0,048000097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0.32600021362304599" table:style-name="ce2">
            <text:p>0,326000214</text:p>
          </table:table-cell>
          <table:table-cell office:value-type="float" office:value="4.6999692916870103E-2" table:style-name="ce2">
            <text:p>0,046999693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0.32500004768371499" table:style-name="ce2">
            <text:p>0,325000048</text:p>
          </table:table-cell>
          <table:table-cell office:value-type="float" office:value="4.7999143600463798E-2" table:style-name="ce2">
            <text:p>0,047999144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0.32499885559081998" table:style-name="ce2">
            <text:p>0,324998856</text:p>
          </table:table-cell>
          <table:table-cell office:value-type="float" office:value="4.8000812530517502E-2" table:style-name="ce2">
            <text:p>0,048000813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0.323999643325805" table:style-name="ce2">
            <text:p>0,323999643</text:p>
          </table:table-cell>
          <table:table-cell office:value-type="float" office:value="4.7999858856201102E-2" table:style-name="ce2">
            <text:p>0,047999859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0.32644677162170399" table:style-name="ce2">
            <text:p>0,326446772</text:p>
          </table:table-cell>
          <table:table-cell office:value-type="float" office:value="4.79984283447265E-2" table:style-name="ce2">
            <text:p>0,047998428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0.32383823394775302" table:style-name="ce2">
            <text:p>0,323838234</text:p>
          </table:table-cell>
          <table:table-cell office:value-type="float" office:value="4.8000335693359299E-2" table:style-name="ce2">
            <text:p>0,048000336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0.32599496841430597" table:style-name="ce2">
            <text:p>0,325994968</text:p>
          </table:table-cell>
          <table:table-cell office:value-type="float" office:value="4.7000169754028299E-2" table:style-name="ce2">
            <text:p>0,04700017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0.32500028610229398" table:style-name="ce2">
            <text:p>0,325000286</text:p>
          </table:table-cell>
          <table:table-cell office:value-type="float" office:value="4.6999931335449198E-2" table:style-name="ce2">
            <text:p>0,046999931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HMAC)" table:style-name="ta2">
        <table:table-column table:style-name="co14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"/>
          <table:table-cell office:value-type="string" table:style-name="ce6">
            <text:p>Variabile 1</text:p>
          </table:table-cell>
          <table:table-cell office:value-type="string" table:style-name="ce6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dia</text:p>
          </table:table-cell>
          <table:table-cell office:value-type="float" office:value="0.3285734868049619" table:style-name="ce1">
            <text:p>0,328573487</text:p>
          </table:table-cell>
          <table:table-cell office:value-type="float" office:value="4.793470621109007E-2" table:style-name="ce1">
            <text:p>0,0479347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</text:p>
          </table:table-cell>
          <table:table-cell office:value-type="float" office:value="4.8147047681650178E-5" table:style-name="ce1">
            <text:p>4,8147E-05</text:p>
          </table:table-cell>
          <table:table-cell office:value-type="float" office:value="3.9639354449293625E-6" table:style-name="ce1">
            <text:p>3,96394E-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servazioni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ianza complessiva</text:p>
          </table:table-cell>
          <table:table-cell office:value-type="float" office:value="2.6055491563289771E-5" table:style-name="ce1">
            <text:p>2,60555E-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fferenza ipotizzata per le medie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dl</text:p>
          </table:table-cell>
          <table:table-cell office:value-type="float" office:value="198" table:style-name="ce1">
            <text:p>1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tat t</text:p>
          </table:table-cell>
          <table:table-cell office:value-type="float" office:value="388.76132290819362" table:style-name="ce1">
            <text:p>388,76132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una coda</text:p>
          </table:table-cell>
          <table:table-cell office:value-type="float" office:value="1.0200697225707357E-287" table:style-name="ce1">
            <text:p>1,0201E-2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 critico una coda</text:p>
          </table:table-cell>
          <table:table-cell office:value-type="float" office:value="2.3453283485446179" table:style-name="ce1">
            <text:p>2,3453283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(T&lt;=t) due code</text:p>
          </table:table-cell>
          <table:table-cell office:value-type="float" office:value="2.0401394451414713E-287" table:style-name="ce1">
            <text:p>2,0401E-2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t critico due code</text:p>
          </table:table-cell>
          <table:table-cell office:value-type="float" office:value="2.6008872779905157" table:style-name="ce7">
            <text:p>2,600887278</text:p>
          </table:table-cell>
          <table:table-cell table:style-name="ce7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ichele M</meta:initial-creator>
    <dc:creator>Michele M</dc:creator>
    <meta:creation-date>2023-11-13T09:25:12Z</meta:creation-date>
    <dc:date>2023-11-30T10:03:20Z</dc:date>
    <meta:editing-cycles>2</meta:editing-cycles>
    <meta:editing-duration>PT0S</meta:editing-duration>
  </office:meta>
</office:document-meta>
</file>